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.No</text:p>
          </table:table-cell>
          <table:table-cell table:style-name="ce1" office:value-type="string">
            <text:p>Process</text:p>
          </table:table-cell>
        </table:table-row>
        <table:table-row table:style-name="ro1">
          <table:table-cell/>
          <table:table-cell table:style-name="ce1" office:value-type="string">
            <text:p>Analysi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siness Model Analys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ts and Services Analysi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novation Analysi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agement Analysi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ndamental Analysi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uditor Credibility Analysi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>
            <text:p>Stock Entry and Exit Strateg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ry pal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it pla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9/10/2019</text:date>, <text:time>12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8S</meta:editing-duration>
    <meta:editing-cycles>4</meta:editing-cycles>
    <meta:generator>OpenOffice/4.1.3$Win32 OpenOffice.org_project/413m1$Build-9783</meta:generator>
    <dc:date>2019-09-10T12:41:38.81</dc:date>
    <dc:creator>Vignesh Sridharan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